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808080" draw:fill-color="#008000" draw:opacity="25%" draw:textarea-horizontal-align="justify" draw:textarea-vertical-align="top" draw:auto-grow-height="false" draw:shadow-opacity="25%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cm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8cm" svg:height="7.8cm" svg:x="0.5cm" svg:y="3.2cm">
            <text:p text:style-name="P1"><text:span text:style-name="T1">Manager Interfa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4.5cm" svg:height="1.5cm" svg:x="0.75cm" svg:y="4.2cm">
            <text:p text:style-name="P1">Production</text:p>
            <text:p text:style-name="P1">Manager</text:p>
            <draw:enhanced-geometry svg:viewBox="0 0 21600 21600" draw:path-stretchpoint-x="10800" draw:path-stretchpoint-y="10800" draw:text-areas="?f3 ?f4 ?f5 ?f6" draw:type="round-rectangle" draw:modifiers="4242.278860569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5cm" svg:height="1.5cm" svg:x="13.75cm" svg:y="9.2cm">
            <text:p text:style-name="P1">Military</text:p>
            <text:p text:style-name="P1">Manager</text:p>
            <draw:enhanced-geometry svg:viewBox="0 0 21600 21600" draw:path-stretchpoint-x="10800" draw:path-stretchpoint-y="10800" draw:text-areas="?f3 ?f4 ?f5 ?f6" draw:type="round-rectangle" draw:modifiers="4242.278860569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5cm" svg:height="1.5cm" svg:x="0.75cm" svg:y="9.2cm">
            <text:p text:style-name="P1">Upgrade</text:p>
            <text:p text:style-name="P1">Manager</text:p>
            <draw:enhanced-geometry svg:viewBox="0 0 21600 21600" draw:path-stretchpoint-x="10800" draw:path-stretchpoint-y="10800" draw:text-areas="?f3 ?f4 ?f5 ?f6" draw:type="round-rectangle" draw:modifiers="4242.278860569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5cm" svg:height="1.5cm" svg:x="0.75cm" svg:y="6.7cm">
            <text:p text:style-name="P1">Building</text:p>
            <text:p text:style-name="P1">Manager</text:p>
            <draw:enhanced-geometry svg:viewBox="0 0 21600 21600" draw:path-stretchpoint-x="10800" draw:path-stretchpoint-y="10800" draw:text-areas="?f3 ?f4 ?f5 ?f6" draw:type="round-rectangle" draw:modifiers="4242.278860569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5cm" svg:height="1.5cm" svg:x="13.75cm" svg:y="6.7cm">
            <text:p text:style-name="P1">Intelligence</text:p>
            <text:p text:style-name="P1">Manager</text:p>
            <draw:enhanced-geometry svg:viewBox="0 0 21600 21600" draw:path-stretchpoint-x="10800" draw:path-stretchpoint-y="10800" draw:text-areas="?f3 ?f4 ?f5 ?f6" draw:type="round-rectangle" draw:modifiers="4242.278860569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5cm" svg:height="1.5cm" svg:x="7.25cm" svg:y="4.2cm">
            <text:p text:style-name="P1">Resource</text:p>
            <text:p text:style-name="P1">Manager</text:p>
            <draw:enhanced-geometry svg:viewBox="0 0 21600 21600" draw:path-stretchpoint-x="10800" draw:path-stretchpoint-y="10800" draw:text-areas="?f3 ?f4 ?f5 ?f6" draw:type="round-rectangle" draw:modifiers="4242.278860569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5cm" svg:height="1.5cm" svg:x="7.25cm" svg:y="6.7cm">
            <text:p text:style-name="P1">Worker</text:p>
            <text:p text:style-name="P1">Manager</text:p>
            <draw:enhanced-geometry svg:viewBox="0 0 21600 21600" draw:path-stretchpoint-x="10800" draw:path-stretchpoint-y="10800" draw:text-areas="?f3 ?f4 ?f5 ?f6" draw:type="round-rectangle" draw:modifiers="4242.278860569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5cm" svg:height="1.5cm" svg:x="7.25cm" svg:y="9.2cm">
            <text:p text:style-name="P1">Unit</text:p>
            <text:p text:style-name="P1">Manager</text:p>
            <draw:enhanced-geometry svg:viewBox="0 0 21600 21600" draw:path-stretchpoint-x="10800" draw:path-stretchpoint-y="10800" draw:text-areas="?f3 ?f4 ?f5 ?f6" draw:type="round-rectangle" draw:modifiers="4242.278860569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5cm" svg:height="1.5cm" svg:x="7.25cm" svg:y="0.5cm">
            <text:p text:style-name="P1">AI Client</text:p>
            <draw:enhanced-geometry svg:viewBox="0 0 21600 21600" draw:path-stretchpoint-x="10800" draw:path-stretchpoint-y="10800" draw:text-areas="?f3 ?f4 ?f5 ?f6" draw:type="round-rectangle" draw:modifiers="4242.278860569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5.25cm" svg:y1="4.95cm" svg:x2="7.25cm" svg:y2="4.95cm">
            <text:p/>
          </draw:line>
          <draw:line draw:style-name="gr3" draw:text-style-name="P1" draw:layer="layout" svg:x1="3cm" svg:y1="5.7cm" svg:x2="3cm" svg:y2="6.7cm">
            <text:p/>
          </draw:line>
          <draw:line draw:style-name="gr3" draw:text-style-name="P1" draw:layer="layout" svg:x1="5.25cm" svg:y1="7.45cm" svg:x2="7.25cm" svg:y2="4.95cm">
            <text:p/>
          </draw:line>
          <draw:line draw:style-name="gr3" draw:text-style-name="P1" draw:layer="layout" svg:x1="5.25cm" svg:y1="7.45cm" svg:x2="7.25cm" svg:y2="7.45cm">
            <text:p/>
          </draw:line>
          <draw:line draw:style-name="gr3" draw:text-style-name="P1" draw:layer="layout" svg:x1="5.25cm" svg:y1="9.95cm" svg:x2="7.25cm" svg:y2="4.95cm">
            <text:p/>
          </draw:line>
          <draw:line draw:style-name="gr3" draw:text-style-name="P1" draw:layer="layout" svg:x1="5.25cm" svg:y1="9.95cm" svg:x2="7.25cm" svg:y2="9.95cm">
            <text:p/>
          </draw:line>
          <draw:line draw:style-name="gr3" draw:text-style-name="P1" draw:layer="layout" svg:x1="5.25cm" svg:y1="7.45cm" svg:x2="7.25cm" svg:y2="9.95cm">
            <text:p/>
          </draw:line>
          <draw:line draw:style-name="gr3" draw:text-style-name="P1" draw:layer="layout" svg:x1="16cm" svg:y1="9.2cm" svg:x2="16cm" svg:y2="8.2cm">
            <text:p/>
          </draw:line>
          <draw:line draw:style-name="gr3" draw:text-style-name="P1" draw:layer="layout" svg:x1="13.75cm" svg:y1="9.95cm" svg:x2="11.75cm" svg:y2="9.95cm">
            <text:p/>
          </draw:line>
          <draw:line draw:style-name="gr3" draw:text-style-name="P1" draw:layer="layout" svg:x1="13.75cm" svg:y1="9.95cm" svg:x2="11.75cm" svg:y2="7.45cm">
            <text:p/>
          </draw:line>
          <draw:line draw:style-name="gr3" draw:text-style-name="P1" draw:layer="layout" svg:x1="13.75cm" svg:y1="7.45cm" svg:x2="11.75cm" svg:y2="7.45cm">
            <text:p/>
          </draw:line>
          <draw:line draw:style-name="gr3" draw:text-style-name="P1" draw:layer="layout" svg:x1="13.75cm" svg:y1="7.5cm" svg:x2="11.75cm" svg:y2="9.95cm">
            <text:p/>
          </draw:line>
          <draw:line draw:style-name="gr3" draw:text-style-name="P1" draw:layer="layout" svg:x1="9.5cm" svg:y1="2cm" svg:x2="9.5cm" svg:y2="3.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5cm" fo:margin-bottom="0.5cm" fo:margin-left="0.5cm" fo:margin-right="0.5cm" fo:page-width="19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9T16:54:37.56</meta:creation-date>
    <dc:date>2014-03-29T17:36:35.80</dc:date>
    <meta:editing-duration>PT10M11S</meta:editing-duration>
    <meta:editing-cycles>2</meta:editing-cycles>
    <meta:generator>LibreOffice/4.0.1.2$Windows_x86 LibreOffice_project/84102822e3d61eb989ddd325abf1ac077904985</meta:generator>
    <meta:document-statistic meta:object-count="24"/>
  </office:meta>
</office:document-meta>
</file>